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zetka" svg:font-family="Rozetka, BlinkMacSystemFont, apple-system, Arial, 'Segoe UI', Roboto,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language="ru" fo:country="RU" officeooo:paragraph-rsid="0014b7fa" style:font-size-asian="14pt" style:font-size-complex="14pt"/>
    </style:style>
    <style:style style:name="P2" style:family="paragraph" style:parent-style-name="Standard">
      <style:text-properties fo:font-size="14pt" fo:language="ru" fo:country="RU" officeooo:rsid="0016b315" officeooo:paragraph-rsid="0016b315" style:font-size-asian="14pt" style:font-size-complex="14pt"/>
    </style:style>
    <style:style style:name="P3" style:family="paragraph" style:parent-style-name="Standard">
      <style:text-properties fo:font-size="14pt" fo:language="ru" fo:country="RU" officeooo:rsid="00199e10" officeooo:paragraph-rsid="00199e10" style:font-size-asian="14pt" style:font-size-complex="14pt"/>
    </style:style>
    <style:style style:name="P4" style:family="paragraph" style:parent-style-name="Standard">
      <style:text-properties fo:font-size="14pt" fo:language="ru" fo:country="RU" officeooo:rsid="0014b7fa" officeooo:paragraph-rsid="0014b7fa" style:font-size-asian="14pt" style:font-size-complex="14pt"/>
    </style:style>
    <style:style style:name="P5" style:family="paragraph" style:parent-style-name="Standard">
      <style:text-properties fo:font-size="14pt" officeooo:paragraph-rsid="0014b7fa" style:font-size-asian="14pt" style:font-size-complex="14pt"/>
    </style:style>
    <style:style style:name="P6" style:family="paragraph" style:parent-style-name="Standard">
      <style:text-properties fo:font-size="14pt" officeooo:paragraph-rsid="0017a602" style:font-size-asian="14pt" style:font-size-complex="14pt"/>
    </style:style>
    <style:style style:name="P7" style:family="paragraph" style:parent-style-name="Standard">
      <style:text-properties fo:font-size="14pt" officeooo:paragraph-rsid="00199e10" style:font-size-asian="14pt" style:font-size-complex="14pt"/>
    </style:style>
    <style:style style:name="P8" style:family="paragraph" style:parent-style-name="Standard">
      <style:paragraph-properties fo:text-align="center" style:justify-single-word="false"/>
      <style:text-properties fo:font-size="14pt" officeooo:paragraph-rsid="00199e10" style:font-size-asian="14pt" style:font-size-complex="14pt"/>
    </style:style>
    <style:style style:name="T1" style:family="text">
      <style:text-properties officeooo:rsid="0014b7fa"/>
    </style:style>
    <style:style style:name="T2" style:family="text">
      <style:text-properties fo:language="ru" fo:country="RU"/>
    </style:style>
    <style:style style:name="T3" style:family="text">
      <style:text-properties fo:language="ru" fo:country="RU" officeooo:rsid="0014b7fa"/>
    </style:style>
    <style:style style:name="T4" style:family="text">
      <style:text-properties fo:language="ru" fo:country="RU" officeooo:rsid="0016b315"/>
    </style:style>
    <style:style style:name="T5" style:family="text">
      <style:text-properties fo:language="ru" fo:country="RU" officeooo:rsid="0017a602"/>
    </style:style>
    <style:style style:name="T6" style:family="text">
      <style:text-properties fo:language="ru" fo:country="RU" officeooo:rsid="00199e10"/>
    </style:style>
    <style:style style:name="T7" style:family="text">
      <style:text-properties fo:language="ru" fo:country="RU" officeooo:rsid="001a771b"/>
    </style:style>
    <style:style style:name="T8" style:family="text">
      <style:text-properties fo:language="en" fo:country="US"/>
    </style:style>
    <style:style style:name="T9" style:family="text">
      <style:text-properties fo:language="en" fo:country="US" officeooo:rsid="0017a602"/>
    </style:style>
    <style:style style:name="T10" style:family="text">
      <style:text-properties fo:language="en" fo:country="US" officeooo:rsid="00199e10"/>
    </style:style>
    <style:style style:name="T11" style:family="text">
      <style:text-properties officeooo:rsid="00164772"/>
    </style:style>
    <style:style style:name="T12" style:family="text">
      <style:text-properties officeooo:rsid="00165a2d"/>
    </style:style>
    <style:style style:name="T13" style:family="text">
      <style:text-properties officeooo:rsid="0016dfa9"/>
    </style:style>
    <style:style style:name="T14" style:family="text">
      <style:text-properties officeooo:rsid="00199e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Описываемое устройство позволяет измерить характеристики волн на поверхности воды с последующей передачей полученной информации при помощи сетей GSM. Устройство автономное, </text:span><text:span text:style-name="T11">п</text:span><text:span text:style-name="T1">итание осуществляется от кислотного аккумулятора. Подзарядка аккумулятора осуществляется при помощи солнечной батареи. </text:span><text:span text:style-name="T11">Датчик прибора для измерения высоты волн устанавливается над поверхностью воды, </text:span><text:span text:style-name="T13">перпендикулярно ей, </text:span><text:span text:style-name="T11">на расстоянии, которое обеспечивает функционирование прибора и не позволяет волнам достигнуть датчика.</text:span><text:span text:style-name="T1"> В качестве датчика для измерения расстояния до поверхности воды выбран ультразвуковой датчик расстояния. Выбор датчика обусловлен доступностью, простотой функционирования, надежностью, невысокими требованиями к питанию. Надежность является следствием отсутствия подвижных частей в датчике. К недостаткам датчика можно отнести не слишком высокую точность выбранной модели и зависимость датчиков подобного типа от параметров окружающей среды: атмосферное давление, температура, влажность. Тем не менее, для описанного типа измерений этой точности достаточно. </text:span><text:span text:style-name="T12">Датчик периодически измеряет расстояние до поверхности воды. Таким образом при наличии волн полученное значение расстояния циклически меняется с периодом следования волн, а по измеренному расстоянию можно судить о высоте волн. Получение значения длины волны осуществляется расчетным методом в зависимости от измеренного периода.</text:span></text:p>
      <text:p text:style-name="P1"/>
      <text:p text:style-name="P1"/>
      <text:p text:style-name="P5"><text:span text:style-name="T3">Ультразвуковые датчики </text:span><text:span text:style-name="T4">это</text:span><text:span text:style-name="T3"> электронные устройства, которые излучают акустическую волну за пределами верхнего диапазона человеческого слуха </text:span><text:span text:style-name="T4">(</text:span><text:span text:style-name="T3">слышимого диапазона, от 20 герц до 20 килогерц</text:span><text:span text:style-name="T4">),</text:span><text:span text:style-name="T3"> и определяют расстояние между датчиком и объектом в зависимости от времени, </text:span><text:span text:style-name="T4">между отправкой сигнала и получением</text:span><text:span text:style-name="T3"> эхо. Ультразвуковые датчики имеют множество применений, в том числе: датчики помощи при парковке в автомобилях, </text:span><text:span text:style-name="T4">дачики</text:span><text:span text:style-name="T3"> приближения, медицинские ультразвуковые устройства, измерение расстояния, эхолоты </text:span><text:span text:style-name="T4">и др.</text:span></text:p>
      <text:p text:style-name="P1"/>
      <text:p text:style-name="P2">Принцип работы ультразвукового датчика</text:p>
      <text:p text:style-name="P5"><text:span text:style-name="T2">Чтобы генерировать ультразвуковую волну, ультразвуковые датчики используют </text:span><text:span text:style-name="T4">пьезоэлемент</text:span><text:span text:style-name="T2"> <text:s/>для излучения ультразвуковых импульсов, которые распространяются конусообразным лучом. Диапазон действия ультразвукового датчика определяется частотой вибрации </text:span><text:span text:style-name="T4">элемента</text:span><text:span text:style-name="T2">. По мере увеличения частоты звуковые волны передаются на все более короткие расстояния. И наоборот, когда частота уменьшается, звуковые волны передаются на все более длинные расстояния. Таким образом, ультразвуковые датчики дальнего действия лучше всего работают на более низких частотах, а ультразвуковые датчики ближнего действия лучше всего работают на более высоких частотах.</text:span></text:p>
      <text:p text:style-name="P1"/>
      <text:p text:style-name="P5"><text:span text:style-name="T2">Ультразвуковые датчики бывают разных </text:span><text:span text:style-name="T4">конструкций</text:span><text:span text:style-name="T2"> и обычно используют один или несколько </text:span><text:span text:style-name="T4">излучателей</text:span><text:span text:style-name="T2"> в зависимости от области применения. В </text:span><text:soft-page-break/><text:span text:style-name="T2">случае ультразвукового датчика, имеющего несколько преобразователей, расстояние между преобразователями является важной характеристикой, которую необходимо учитывать. Если преобразователи расположены слишком близко друг к другу, конусообразные лучи, испускаемые каждым из них, могут вызвать нежелательные помехи.</text:span></text:p>
      <text:p text:style-name="P1">Ультразвуковые датчики обычно имеют непригодную для использования область рядом с лицевой стороной датчика, известную как «слепая зона», и если луч завершает цикл обнаружения до того, как датчик завершает свою передачу, датчик не может точно принять эхо. Эта слепая зона определяет минимальное расстояние, на котором объект должен находиться от ультразвукового датчика, чтобы устройство давало точные показания.</text:p>
      <text:p text:style-name="P1">Ультразвуковые датчики работают лучше всего, когда они размещаются перед материалами, которые легко отражают ультразвуковые волны, такими как металл, пластик и стекло. Это позволяет датчику давать точные показания на большем расстоянии от объекта перед ним. Однако, когда датчик помещается перед объектом, который легко поглощает ультразвуковые волны, например волокнистым материалом, датчик должен приблизиться к объекту, чтобы дать точные показания. Угол наклона объекта также влияет на точность считывания, поскольку плоская поверхность расположена под прямым углом к датчику, обеспечивая самый большой диапазон чувствительности. Эта точность снижается при изменении угла наклона объекта по отношению к датчику.</text:p>
      <text:p text:style-name="P1"/>
      <text:p text:style-name="P6"><text:span text:style-name="T5">Для использования в устройстве выбран влагозащищенный ультразвуковой датчик </text:span><text:span text:style-name="T9">AJ-SR04T.</text:span></text:p>
      <text:p text:style-name="P1"/>
      <text:p text:style-name="P3">Алгоритм работы с данной моделью ультразвукового датчика следующий:</text:p>
      <text:p text:style-name="P7"><text:span text:style-name="T6">Н</text:span><text:span text:style-name="T2">а контакт </text:span><text:span text:style-name="T10">Trig</text:span><text:span text:style-name="T2"> подается импульс длительностью не менее 10 мкс. В ответ на это датчик передает звуковой пакет из восьми импульсов с частотой 40 кГц. Этот 8-импульсный шаблон делает «ультразвуковую сигнатуру» устройства уникальной, позволяя приемнику отличать передаваемый шаблон от окружающего ультразвукового шума. Восемь ультразвуковых импульсов проходят по воздуху от передатчика. Между тем, вывод Echo переходит в HIGH, чтобы начать формирование начала сигнала эхо-ответа. В случае, если эти импульсы не отражаются обратно, то сигнал Echo будет отключен через 38 мс и вернется на низкий уровень. Таким образом, импульс 38 мс указывает на отсутствие препятствий в зоне действия датчика. Если эти импульсы отражаются обратно, вывод Echo переходит в низкий уровень, как только сигнал получен. Это создает импульс, ширина которого варьируется от 150 </text:span><text:span text:style-name="T6">мкс</text:span><text:span text:style-name="T2"> до 25 мс, в зависимости от времени, которое потребовалось для приема сигнала. Затем ширина полученного импульса используется для расчета расстояния до отраженного объекта. </text:span><text:span text:style-name="T6">Его можно вычислить</text:span><text:span text:style-name="T2">, используя простое уравнение</text:span></text:p>
      <text:p text:style-name="P8"><text:span text:style-name="T2">расстояние</text:span><text:span text:style-name="T6">=</text:span><text:span text:style-name="T2">скорость*время.</text:span></text:p>
      <text:p text:style-name="P7"><text:span text:style-name="T6">Скорость звука при нормальных условиях составляет 340м/с. Таким образом, уравнение расчет</text:span><text:span text:style-name="T7">а</text:span><text:span text:style-name="T6"> расстояния будет выглядеть следующим образом:</text:span></text:p>
      <text:p text:style-name="P8"><text:span text:style-name="T6">расстояние=340(м/с)*время</text:span></text:p>
      <text:p text:style-name="P1"><text:soft-page-break/></text:p>
      <text:p text:style-name="P4">Упрощенная структурная схема устройства:</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zetka" svg:font-family="Rozetka, BlinkMacSystemFont, apple-system, Arial, 'Segoe UI', Roboto,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4T23:15:22.409000000</meta:creation-date>
    <dc:date>2020-10-05T01:03:57.568000000</dc:date>
    <meta:editing-duration>PT1H7M41S</meta:editing-duration>
    <meta:editing-cycles>9</meta:editing-cycles>
    <meta:generator>LibreOffice/6.4.1.2$Windows_x86 LibreOffice_project/4d224e95b98b138af42a64d84056446d09082932</meta:generator>
    <dc:description>yakhontov@gmail.com</dc:description>
    <meta:keyword>волна</meta:keyword>
    <dc:subject>Устройство для измерения высоты волн</dc:subject>
    <dc:title>Волномер</dc:title>
    <meta:document-statistic meta:table-count="0" meta:image-count="0" meta:object-count="0" meta:page-count="3" meta:paragraph-count="14" meta:word-count="692" meta:character-count="5593" meta:non-whitespace-character-count="4914"/>
  </office:meta>
</office:document-meta>
</file>